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none" fo:border-right="none" fo:border-top="0.5pt solid #215868" fo:border-bottom="0.5pt solid #215868"/>
    </style:style>
    <style:style style:name="Tableau5.A2" style:family="table-cell">
      <style:table-cell-properties fo:padding="0.097cm" fo:border-left="none" fo:border-right="none" fo:border-top="none" fo:border-bottom="0.5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weight="bold" officeooo:rsid="004808f6" officeooo:paragraph-rsid="004808f6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3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fo:font-weight="bold" officeooo:rsid="004808f6" officeooo:paragraph-rsid="004808f6" style:font-weight-asian="bold" style:font-weight-complex="bold"/>
    </style:style>
    <style:style style:name="P16" style:family="paragraph" style:parent-style-name="Table_20_Contents">
      <style:text-properties fo:font-weight="bold" officeooo:rsid="004a2210" officeooo:paragraph-rsid="004a2210" style:font-weight-asian="bold" style:font-weight-complex="bold"/>
    </style:style>
    <style:style style:name="P17" style:family="paragraph" style:parent-style-name="Table_20_Contents">
      <style:text-properties fo:font-weight="bold" fo:background-color="transparent" style:font-weight-asian="bold" style:font-weight-complex="bold"/>
    </style:style>
    <style:style style:name="P18" style:family="paragraph" style:parent-style-name="Table_20_Contents">
      <style:text-properties officeooo:rsid="00150693" officeooo:paragraph-rsid="00150693"/>
    </style:style>
    <style:style style:name="P19" style:family="paragraph" style:parent-style-name="Table_20_Contents">
      <style:text-properties officeooo:rsid="00250777" officeooo:paragraph-rsid="00250777"/>
    </style:style>
    <style:style style:name="P20" style:family="paragraph" style:parent-style-name="Table_20_Contents">
      <style:paragraph-properties fo:text-align="justify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style:text-line-through-style="none" style:text-line-through-type="none" fo:font-weight="bold" officeooo:rsid="0030fbdc" officeooo:paragraph-rsid="0054e139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text-line-through-style="none" style:text-line-through-type="none" fo:font-style="normal" fo:font-weight="bold" officeooo:rsid="0030fbdc" officeooo:paragraph-rsid="0054e139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officeooo:paragraph-rsid="0027c9e5"/>
    </style:style>
    <style:style style:name="P25" style:family="paragraph" style:parent-style-name="Standard">
      <style:text-properties officeooo:paragraph-rsid="000f329f"/>
    </style:style>
    <style:style style:name="P26" style:family="paragraph" style:parent-style-name="Standard">
      <style:text-properties officeooo:paragraph-rsid="0010f1f2"/>
    </style:style>
    <style:style style:name="P27" style:family="paragraph" style:parent-style-name="Standard">
      <style:text-properties officeooo:paragraph-rsid="0002abc8"/>
    </style:style>
    <style:style style:name="P28" style:family="paragraph" style:parent-style-name="Standard">
      <style:text-properties officeooo:rsid="000f329f" officeooo:paragraph-rsid="0002abc8"/>
    </style:style>
    <style:style style:name="P29" style:family="paragraph" style:parent-style-name="Standard">
      <style:text-properties officeooo:rsid="000f329f" officeooo:paragraph-rsid="004a2210"/>
    </style:style>
    <style:style style:name="P30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32" style:family="paragraph" style:parent-style-name="Standard"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491dbd" officeooo:paragraph-rsid="004953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paragraph-rsid="004953ad"/>
    </style:style>
    <style:style style:name="P35" style:family="paragraph" style:parent-style-name="Standard">
      <style:paragraph-properties fo:text-align="start" style:justify-single-word="false"/>
      <style:text-properties officeooo:paragraph-rsid="003c2cd3"/>
    </style:style>
    <style:style style:name="P36" style:family="paragraph" style:parent-style-name="Standard">
      <style:text-properties officeooo:paragraph-rsid="004a2210"/>
    </style:style>
    <style:style style:name="P37" style:family="paragraph" style:parent-style-name="Standard">
      <style:text-properties officeooo:paragraph-rsid="004e8400"/>
    </style:style>
    <style:style style:name="P38" style:family="paragraph" style:parent-style-name="Standard">
      <style:text-properties officeooo:rsid="004e8400" officeooo:paragraph-rsid="005050b3"/>
    </style:style>
    <style:style style:name="P39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40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4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42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43" style:family="paragraph" style:parent-style-name="Text_20_body">
      <style:text-properties officeooo:rsid="001b3094" officeooo:paragraph-rsid="004808f6"/>
    </style:style>
    <style:style style:name="P44" style:family="paragraph" style:parent-style-name="Text_20_body">
      <style:text-properties officeooo:rsid="001b3094" officeooo:paragraph-rsid="0048f861"/>
    </style:style>
    <style:style style:name="P45" style:family="paragraph" style:parent-style-name="Text_20_body">
      <style:paragraph-properties fo:text-align="start" style:justify-single-word="false"/>
      <style:text-properties officeooo:paragraph-rsid="004953ad"/>
    </style:style>
    <style:style style:name="P46" style:family="paragraph" style:parent-style-name="Text_20_body">
      <style:text-properties officeooo:rsid="0023792d" officeooo:paragraph-rsid="00139edd"/>
    </style:style>
    <style:style style:name="P4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48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49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5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5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5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5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5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48f861" style:font-size-asian="11pt" style:font-weight-asian="bold" style:font-size-complex="11pt" style:font-weight-complex="bold"/>
    </style:style>
    <style:style style:name="P5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tyle="italic" fo:font-weight="bold" officeooo:rsid="003a0884" officeooo:paragraph-rsid="0048f861" style:font-style-asian="italic" style:font-weight-asian="bold" style:font-style-complex="italic" style:font-weight-complex="bold"/>
    </style:style>
    <style:style style:name="P5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5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8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9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paragraph-rsid="00123ecb"/>
    </style:style>
    <style:style style:name="P60" style:family="paragraph" style:parent-style-name="Heading_20_1">
      <style:text-properties officeooo:rsid="000a4330" officeooo:paragraph-rsid="000a4330"/>
    </style:style>
    <style:style style:name="P61" style:family="paragraph" style:parent-style-name="Heading_20_1">
      <style:text-properties officeooo:rsid="0010d63e" officeooo:paragraph-rsid="0010d63e"/>
    </style:style>
    <style:style style:name="P62" style:family="paragraph" style:parent-style-name="Heading_20_1">
      <style:text-properties officeooo:rsid="00150693" officeooo:paragraph-rsid="00150693"/>
    </style:style>
    <style:style style:name="P63" style:family="paragraph" style:parent-style-name="Heading_20_1">
      <style:text-properties officeooo:rsid="00150693" officeooo:paragraph-rsid="004e8400"/>
    </style:style>
    <style:style style:name="P64" style:family="paragraph" style:parent-style-name="Heading_20_1">
      <style:paragraph-properties fo:text-align="start" style:justify-single-word="false"/>
      <style:text-properties officeooo:paragraph-rsid="004808f6"/>
    </style:style>
    <style:style style:name="P65" style:family="paragraph" style:parent-style-name="Heading_20_1">
      <style:paragraph-properties fo:text-align="start" style:justify-single-word="false"/>
      <style:text-properties officeooo:rsid="00150693" officeooo:paragraph-rsid="004953ad" fo:background-color="transparent"/>
    </style:style>
    <style:style style:name="P66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67" style:family="paragraph" style:parent-style-name="Heading_20_1">
      <style:text-properties officeooo:rsid="00139edd" officeooo:paragraph-rsid="00139edd"/>
    </style:style>
    <style:style style:name="P68" style:family="paragraph" style:parent-style-name="Heading_20_1">
      <style:paragraph-properties fo:break-before="page"/>
      <style:text-properties officeooo:rsid="00139edd" officeooo:paragraph-rsid="00139edd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text-line-through-style="none" style:text-line-through-type="none" officeooo:rsid="0054e139" officeooo:paragraph-rsid="0054e139" fo:background-color="transparent"/>
    </style:style>
    <style:style style:name="P70" style:family="paragraph" style:parent-style-name="Table_20_Contents" style:list-style-name="L1">
      <style:paragraph-properties fo:text-align="start" style:justify-single-word="false"/>
      <style:text-properties style:text-line-through-style="none" style:text-line-through-type="none" officeooo:rsid="0036b74b" officeooo:paragraph-rsid="0036b74b" fo:background-color="transparent"/>
    </style:style>
    <style:style style:name="P71" style:family="paragraph" style:parent-style-name="Table_20_Contents" style:list-style-name="L2">
      <style:paragraph-properties fo:text-align="start" style:justify-single-word="false"/>
      <style:text-properties style:text-line-through-style="none" style:text-line-through-type="none" officeooo:rsid="0030fbdc" officeooo:paragraph-rsid="0030fbdc" fo:background-color="transparent"/>
    </style:style>
    <style:style style:name="P72" style:family="paragraph" style:parent-style-name="Table_20_Contents">
      <style:paragraph-properties fo:text-align="start" style:justify-single-word="false"/>
      <style:text-properties style:text-line-through-style="none" style:text-line-through-type="none" fo:font-style="italic" fo:font-weight="normal" officeooo:rsid="003a0884" officeooo:paragraph-rsid="0054e139" fo:background-color="transparent" style:font-style-asian="italic" style:font-weight-asian="normal" style:font-style-complex="italic" style:font-weight-complex="normal"/>
    </style:style>
    <style:style style:name="P73" style:family="paragraph" style:parent-style-name="Table_20_Contents" style:list-style-name="L13">
      <style:paragraph-properties fo:text-align="justify" style:justify-single-word="false"/>
      <style:text-properties officeooo:rsid="004a2210" officeooo:paragraph-rsid="004a2210" fo:background-color="transparent"/>
    </style:style>
    <style:style style:name="P74" style:family="paragraph" style:parent-style-name="Table_20_Contents">
      <style:paragraph-properties fo:text-align="justify" style:justify-single-word="false"/>
      <style:text-properties officeooo:rsid="004a2210" officeooo:paragraph-rsid="0057fb82" fo:background-color="transparent"/>
    </style:style>
    <style:style style:name="P75" style:family="paragraph" style:parent-style-name="Table_20_Contents">
      <style:paragraph-properties fo:text-align="start" style:justify-single-word="false"/>
      <style:text-properties officeooo:rsid="0036b74b" officeooo:paragraph-rsid="0036b74b" fo:background-color="transparent"/>
    </style:style>
    <style:style style:name="P76" style:family="paragraph" style:parent-style-name="Table_20_Contents">
      <style:text-properties officeooo:rsid="0056563c" officeooo:paragraph-rsid="0056563c" fo:background-color="transparent"/>
    </style:style>
    <style:style style:name="P77" style:family="paragraph" style:parent-style-name="Table_20_Contents" style:list-style-name="L14">
      <style:paragraph-properties fo:text-align="justify" style:justify-single-word="false"/>
      <style:text-properties fo:font-style="normal" fo:font-weight="normal" officeooo:rsid="004a2210" officeooo:paragraph-rsid="004a2210" fo:background-color="transparent" style:font-style-asian="normal" style:font-weight-asian="normal" style:font-style-complex="normal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fo:font-style="normal" officeooo:rsid="004a2210" officeooo:paragraph-rsid="004a2210" fo:background-color="transparent" style:font-style-asian="normal" style:font-style-complex="normal"/>
    </style:style>
    <style:style style:name="P79" style:family="paragraph" style:parent-style-name="Table_20_Contents">
      <style:paragraph-properties fo:text-align="justify" style:justify-single-word="false"/>
      <style:text-properties fo:font-style="normal" officeooo:rsid="004a2210" officeooo:paragraph-rsid="0057fb82" fo:background-color="transparent" style:font-style-asian="normal" style:font-style-complex="normal"/>
    </style:style>
    <style:style style:name="P80" style:family="paragraph" style:parent-style-name="Standard" style:list-style-name="L4">
      <style:text-properties officeooo:rsid="0007902b" officeooo:paragraph-rsid="003a0884"/>
    </style:style>
    <style:style style:name="P81" style:family="paragraph" style:parent-style-name="Standard" style:list-style-name="L8">
      <style:paragraph-properties fo:text-align="start" style:justify-single-word="false"/>
      <style:text-properties officeooo:rsid="002b0e5c" officeooo:paragraph-rsid="0048f861" fo:background-color="transparent"/>
    </style:style>
    <style:style style:name="P82" style:family="paragraph" style:parent-style-name="Standard" style:list-style-name="L10">
      <style:text-properties fo:font-style="normal" fo:font-weight="normal" officeooo:rsid="004953ad" officeooo:paragraph-rsid="004953ad" style:font-style-asian="normal" style:font-weight-asian="normal" style:font-style-complex="normal" style:font-weight-complex="normal"/>
    </style:style>
    <style:style style:name="P83" style:family="paragraph" style:parent-style-name="Standard" style:list-style-name="L10">
      <style:text-properties fo:font-weight="normal" officeooo:rsid="004953ad" officeooo:paragraph-rsid="004953ad" style:font-weight-asian="normal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85" style:family="paragraph" style:parent-style-name="Standard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c2cd3"/>
    </style:style>
    <style:style style:name="P86" style:family="paragraph" style:parent-style-name="Text_20_body" style:list-style-name="L3">
      <style:text-properties officeooo:rsid="0034eadc" officeooo:paragraph-rsid="0034eadc"/>
    </style:style>
    <style:style style:name="P87" style:family="paragraph" style:parent-style-name="Text_20_body" style:list-style-name="L5"/>
    <style:style style:name="P88" style:family="paragraph" style:parent-style-name="Text_20_body" style:list-style-name="L5">
      <style:text-properties officeooo:rsid="00161f00"/>
    </style:style>
    <style:style style:name="P89" style:family="paragraph" style:parent-style-name="Text_20_body" style:list-style-name="L6">
      <style:text-properties officeooo:rsid="00161f00" officeooo:paragraph-rsid="00161f00"/>
    </style:style>
    <style:style style:name="P90" style:family="paragraph" style:parent-style-name="Text_20_body" style:list-style-name="L7">
      <style:text-properties officeooo:rsid="0017f4e8" officeooo:paragraph-rsid="0017f4e8"/>
    </style:style>
    <style:style style:name="P91" style:family="paragraph" style:parent-style-name="Text_20_body" style:list-style-name="L7">
      <style:text-properties officeooo:rsid="004808f6" officeooo:paragraph-rsid="004808f6"/>
    </style:style>
    <style:style style:name="P92" style:family="paragraph" style:parent-style-name="Text_20_body" style:list-style-name="L12">
      <style:paragraph-properties fo:text-align="start" style:justify-single-word="false"/>
      <style:text-properties officeooo:paragraph-rsid="004953ad"/>
    </style:style>
    <style:style style:name="P93" style:family="paragraph" style:parent-style-name="Text_20_body" style:list-style-name="L12">
      <style:paragraph-properties fo:text-align="start" style:justify-single-word="false"/>
      <style:text-properties officeooo:paragraph-rsid="004a2210"/>
    </style:style>
    <style:style style:name="P94" style:family="paragraph" style:parent-style-name="Text_20_body" style:list-style-name="L15">
      <style:text-properties officeooo:paragraph-rsid="00139edd"/>
    </style:style>
    <style:style style:name="P95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6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7" style:family="paragraph" style:parent-style-name="Text_20_body" style:list-style-name="L11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98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9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589253" officeooo:paragraph-rsid="00589253" style:font-weight-asian="bold" style:font-weight-complex="bold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808f6" style:font-weight-asian="bold" style:font-weight-complex="bold"/>
    </style:style>
    <style:style style:name="T8" style:family="text">
      <style:text-properties fo:font-weight="bold" officeooo:rsid="0054e139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officeooo:rsid="00161f00"/>
    </style:style>
    <style:style style:name="T11" style:family="text">
      <style:text-properties officeooo:rsid="00338a92"/>
    </style:style>
    <style:style style:name="T12" style:family="text">
      <style:text-properties officeooo:rsid="0026f227"/>
    </style:style>
    <style:style style:name="T13" style:family="text">
      <style:text-properties officeooo:rsid="002b8783"/>
    </style:style>
    <style:style style:name="T14" style:family="text">
      <style:text-properties officeooo:rsid="0010d63e"/>
    </style:style>
    <style:style style:name="T15" style:family="text">
      <style:text-properties officeooo:rsid="0038b2cb"/>
    </style:style>
    <style:style style:name="T16" style:family="text">
      <style:text-properties fo:font-style="italic" officeooo:rsid="0054e139" style:font-style-asian="italic" style:font-style-complex="italic"/>
    </style:style>
    <style:style style:name="T17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0884" style:font-weight-asian="normal" style:font-weight-complex="normal"/>
    </style:style>
    <style:style style:name="T21" style:family="text">
      <style:text-properties fo:font-weight="normal" style:font-weight-asian="normal" style:font-weight-complex="normal" fo:background-color="#ffffff"/>
    </style:style>
    <style:style style:name="T22" style:family="text">
      <style:text-properties fo:font-weight="normal" officeooo:rsid="0057fb82" style:font-weight-asian="normal" style:font-weight-complex="normal" fo:background-color="#ffffff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style:font-name="Arial" style:font-name-complex="Arial"/>
    </style:style>
    <style:style style:name="T25" style:family="text">
      <style:text-properties fo:color="#0369a3" fo:font-weight="bold" officeooo:rsid="0010d63e" style:font-weight-asian="bold" style:font-weight-complex="bold"/>
    </style:style>
    <style:style style:name="T26" style:family="text">
      <style:text-properties officeooo:rsid="004808f6"/>
    </style:style>
    <style:style style:name="T27" style:family="text">
      <style:text-properties officeooo:rsid="00150693" fo:background-color="transparent" loext:char-shading-value="0"/>
    </style:style>
    <style:style style:name="T28" style:family="text">
      <style:text-properties officeooo:rsid="003a0884" fo:background-color="transparent" loext:char-shading-value="0"/>
    </style:style>
    <style:style style:name="T29" style:family="text">
      <style:text-properties officeooo:rsid="004808f6" fo:background-color="transparent" loext:char-shading-value="0"/>
    </style:style>
    <style:style style:name="T30" style:family="text">
      <style:text-properties officeooo:rsid="00491dbd" fo:background-color="transparent" loext:char-shading-value="0"/>
    </style:style>
    <style:style style:name="T31" style:family="text">
      <style:text-properties officeooo:rsid="004953ad" fo:background-color="transparent" loext:char-shading-value="0"/>
    </style:style>
    <style:style style:name="T32" style:family="text">
      <style:text-properties officeooo:rsid="004a2210" fo:background-color="transparent" loext:char-shading-value="0"/>
    </style:style>
    <style:style style:name="T33" style:family="text">
      <style:text-properties officeooo:rsid="001ca720" fo:background-color="transparent" loext:char-shading-value="0"/>
    </style:style>
    <style:style style:name="T34" style:family="text">
      <style:text-properties officeooo:rsid="0035f501" fo:background-color="transparent" loext:char-shading-value="0"/>
    </style:style>
    <style:style style:name="T35" style:family="text">
      <style:text-properties officeooo:rsid="0048f861"/>
    </style:style>
    <style:style style:name="T36" style:family="text">
      <style:text-properties officeooo:rsid="00491db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491dbd" style:font-style-asian="normal" style:font-style-complex="normal"/>
    </style:style>
    <style:style style:name="T39" style:family="text">
      <style:text-properties officeooo:rsid="004953ad"/>
    </style:style>
    <style:style style:name="T40" style:family="text">
      <style:text-properties style:font-name="Wingdings" officeooo:rsid="004a2210" fo:background-color="transparent" loext:char-shading-value="0" style:font-name-asian="Wingdings" style:font-name-complex="Wingdings"/>
    </style:style>
    <style:style style:name="T41" style:family="text">
      <style:text-properties officeooo:rsid="004d4fb2"/>
    </style:style>
    <style:style style:name="T42" style:family="text">
      <style:text-properties officeooo:rsid="004e8400"/>
    </style:style>
    <style:style style:name="T43" style:family="text">
      <style:text-properties officeooo:rsid="004ff4e3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5050b3"/>
    </style:style>
    <style:style style:name="T46" style:family="text">
      <style:text-properties officeooo:rsid="0019e32a"/>
    </style:style>
    <style:style style:name="T47" style:family="text">
      <style:text-properties officeooo:rsid="0054e139"/>
    </style:style>
    <style:style style:name="T48" style:family="text">
      <style:text-properties style:text-line-through-style="none" style:text-line-through-type="none"/>
    </style:style>
    <style:style style:name="T49" style:family="text">
      <style:text-properties style:text-line-through-style="none" style:text-line-through-type="none" officeooo:rsid="0054e139"/>
    </style:style>
    <style:style style:name="T50" style:family="text">
      <style:text-properties fo:background-color="#ffffff"/>
    </style:style>
    <style:style style:name="T51" style:family="text">
      <style:text-properties officeooo:rsid="0057fb82" fo:background-color="#ffff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<text:span text:style-name="T26">ment apporter des secours rapidement en montagne ?</text:span></text:p>
          </table:table-cell>
          <table:table-cell table:style-name="Tableau1.A1" office:value-type="string">
            <text:p text:style-name="P9"><text:span text:style-name="T7">4</text:span><text:span text:style-name="T6">ème </text:span></text:p>
            <text:p text:style-name="P10">ou</text:p>
            <text:p text:style-name="P10">3ème</text:p>
          </table:table-cell>
        </table:table-row>
      </table:table>
      <text:p text:style-name="P27"/>
      <text:p text:style-name="P2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Prérequis</text:p>
          </table:table-cell>
          <table:table-cell table:style-name="Tableau2.A1" office:value-type="string">
            <text:p text:style-name="P11">Compétences visées</text:p>
          </table:table-cell>
        </table:table-row>
        <table:table-row>
          <table:table-cell table:style-name="Tableau2.A2" office:value-type="string">
            <text:p text:style-name="P20"><text:span text:style-name="T8">Design, innovation et créativité</text:span><text:span text:style-name="T15"> – </text:span><text:span text:style-name="T16">Imaginer des solutions en réponse au aux besoins, matérialiser une idée en en intégrant une dimension design</text:span> (cycle <text:span text:style-name="T47">4</text:span>) :</text:p>
            <text:list xml:id="list699125220" text:style-name="L1">
              <text:list-item>
                <text:p text:style-name="P69">besoin, contraintes, normalisation ;</text:p>
              </text:list-item>
              <text:list-item>
                <text:p text:style-name="P70">p<text:span text:style-name="T47">rincipaux éléments d’un cahier des charges. </text:span></text:p>
              </text:list-item>
            </text:list>
            <text:p text:style-name="P21"/>
            <text:p text:style-name="P75"><text:span text:style-name="T48">Recherche documentaire </text:span><text:span text:style-name="T49">(pas dans le programme).</text:span></text:p>
          </table:table-cell>
          <table:table-cell table:style-name="Tableau2.A2" office:value-type="string">
            <text:p text:style-name="P22"><text:span text:style-name="T47">Pratique des démarches scientifiques et technologiques – </text:span><text:span text:style-name="T17">Rechercher des solutions techniques à un problème posé, expliciter ses choix et les communiquer en</text:span></text:p>
            <text:p text:style-name="P72">argumentant.</text:p>
            <text:p text:style-name="P23"><text:span text:style-name="T3">Analyser le fonctionnement et la structure d’un objet - </text:span><text:span text:style-name="T17">Associer des solutions techniques à des fonctions :</text:span></text:p>
            <text:list xml:id="list1492950889" text:style-name="L2">
              <text:list-item>
                <text:p text:style-name="P71">Analyse fonctionnelle systémique.</text:p>
              </text:list-item>
            </text:list>
          </table:table-cell>
        </table:table-row>
      </table:table>
      <text:p text:style-name="P28"/>
      <text:p text:style-name="P49">Remarque<text:span text:style-name="T12">s</text:span> :</text:p>
      <text:p text:style-name="P47">Cette séance a pour but de prendre en main <text:span text:style-name="T5">une classe de n’importe quel niveau, dans n’importe quel établissement scolaire. </text:span></text:p>
      <text:p text:style-name="P48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S<text:span text:style-name="T26">éances</text:span></text:p>
          </table:table-cell>
          <table:table-cell table:style-name="Tableau3.B1" office:value-type="string">
            <text:p text:style-name="P12">Séance 1 : <text:span text:style-name="T3">1h20 – Séance 2 : 15 min. d’évaluation.</text:span></text:p>
            <text:p text:style-name="P15">Ces séances peuvent être réalisées en groupe ou classe entière</text:p>
          </table:table-cell>
        </table:table-row>
        <table:table-row>
          <table:table-cell table:style-name="Tableau3.A2" office:value-type="string">
            <text:p text:style-name="P15">Positionnement temporel</text:p>
          </table:table-cell>
          <table:table-cell table:style-name="Tableau3.B2" office:value-type="string">
            <text:p text:style-name="P15">Milieu ou fin de cycle 4 (4ème ou 3ème)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4" office:value-type="string">
            <text:p text:style-name="P18">Démarche d’investigation</text:p>
          </table:table-cell>
        </table:table-row>
        <table:table-row>
          <table:table-cell table:style-name="Tableau3.A2" office:value-type="string">
            <text:p text:style-name="P12">Matériel</text:p>
          </table:table-cell>
          <table:table-cell table:style-name="Tableau3.B4" office:value-type="string">
            <text:p text:style-name="P19">1 vidéoprojecteur (optionnel)</text:p>
          </table:table-cell>
        </table:table-row>
        <table:table-row>
          <table:table-cell table:style-name="Tableau3.A5" office:value-type="string">
            <text:p text:style-name="P13">Photocopies</text:p>
          </table:table-cell>
          <table:table-cell table:style-name="Tableau3.B5" office:value-type="string">
            <text:p text:style-name="P76">Fiches de synthèse élève</text:p>
          </table:table-cell>
        </table:table-row>
      </table:table>
      <text:p text:style-name="Text_20_body"/>
      <text:h text:style-name="P60" text:outline-level="1">Références disciplinaires et culturelles</text:h>
      <text:list xml:id="list310386950" text:style-name="L3">
        <text:list-item>
          <text:p text:style-name="P86">01 Analyse systèmes – Introduction </text:p>
        </text:list-item>
        <text:list-item>
          <text:p text:style-name="P86">02 Chaîne fonctionnelle</text:p>
        </text:list-item>
      </text:list>
      <text:h text:style-name="P60" text:outline-level="1">Pour aller plus loin</text:h>
      <text:list xml:id="list632796137" text:style-name="L4">
        <text:list-item>
          <text:p text:style-name="P80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4">http://sti.ac-lyon.fr</text:span></text:span></text:a></text:p>
        </text:list-item>
      </text:list>
      <text:h text:style-name="P61" text:outline-level="1">Remarques</text:h>
      <text:p text:style-name="P56">Sur cette fiche séquence</text:p>
      <text:p text:style-name="P50">Les portions de textes présentant, comme ici, une barre sur la gauche, sont les textes qui devront être écrits au tableau et recopier par l’élève. </text:p>
      <text:p text:style-name="P58">Sur les documents projetés</text:p>
      <text:p text:style-name="P57">Les textes <text:span text:style-name="T6">en noirs</text:span> (cours) et <text:span text:style-name="T9">en verts</text:span> (corrections d’exercice) doivent être notés dans le cahier de l’élève.</text:p>
      <text:p text:style-name="P59"><text:span text:style-name="T14">Les textes en </text:span><text:span text:style-name="T25">bleu</text:span><text:span text:style-name="T14"> sont des consignes pour un travail, ils ne doivent pas être notés dans le cahier de l’élève.</text:span></text:p>
      <text:h text:style-name="P68" text:outline-level="1">Accueil des élèves – 10 minutes</text:h>
      <text:list xml:id="list3819655131" text:style-name="L5">
        <text:list-item>
          <text:p text:style-name="P88">Mettre les élèves dans le couloir.</text:p>
        </text:list-item>
        <text:list-item>
          <text:p text:style-name="P87">Laisser installer les élèves.</text:p>
        </text:list-item>
        <text:list-item>
          <text:p text:style-name="P87">Attendre que le calme soit revenu et faire l’appel (5’).</text:p>
        </text:list-item>
        <text:list-item>
          <text:p text:style-name="P87">Questionner les élèves sur leur travail précédent (activité, objectif visé, …) (5’).</text:p>
        </text:list-item>
      </text:list>
      <text:h text:style-name="P62" text:outline-level="1">1. Situation problème – <text:span text:style-name="T10">2 minutes</text:span></text:h>
      <text:list xml:id="list3114439410" text:style-name="L6">
        <text:list-item>
          <text:p text:style-name="P89">Vidéo – <text:span text:style-name="T26">ascension en solo d’un sommet (alpinisme) ? (S00_2_SecoursDrone_01_SituationDeclenchante.mp4)</text:span></text:p>
        </text:list-item>
      </text:list>
      <text:h text:style-name="P62" text:outline-level="1">2. Appropriation – <text:span text:style-name="T3">8</text:span> minutes</text:h>
      <text:list xml:id="list2260091881" text:style-name="L7">
        <text:list-item>
          <text:p text:style-name="P90">Questions : <text:span text:style-name="T26">Dans quel lieu se déroule la situation présentée ?</text:span></text:p>
          <text:list>
            <text:list-item>
              <text:p text:style-name="P91">En haute montage :  « Broad Peak », un des sommets de l’Himalaya, 6047 m d’altitude. </text:p>
            </text:list-item>
          </text:list>
        </text:list-item>
        <text:list-item>
          <text:p text:style-name="P91">Quel problème est énoncé ?</text:p>
          <text:list>
            <text:list-item>
              <text:p text:style-name="P91">Comment retrouver une personne disparue en montagne ?</text:p>
            </text:list-item>
          </text:list>
        </text:list-item>
      </text:list>
      <text:p text:style-name="P43"/>
      <text:p text:style-name="P53">1. Présentation du problème</text:p>
      <text:p text:style-name="P51">Un alpiniste chevronné effectue l’ascension du « Broad Peak », 12e sommet le plus haut du monde en solo (6047 m). Il fait une chute de plus de 30 m de hauteur. Les personnes présentes sur le camp de base n’ont plus aucune nouvelle de lui. </text:p>
      <text:p text:style-name="P51">«  Comment vont-ils réussir à le retrouver ? »</text:p>
      <text:p text:style-name="P52"><text:span text:style-name="T18">Vérifier que les élèves prennent le cours.</text:span> </text:p>
      <text:h text:style-name="P64" text:outline-level="1"><text:span text:style-name="T27">3. Hypothèses – </text:span><text:span text:style-name="T30">2</text:span><text:span text:style-name="T29">0</text:span><text:span text:style-name="T28"> minutes</text:span></text:h>
      <text:list xml:id="list2125493098" text:style-name="L8">
        <text:list-item>
          <text:p text:style-name="P81"><text:span text:style-name="T11">Laisser les élèves constituer</text:span> des groupes de <text:span text:style-name="T13">4</text:span> élèves.</text:p>
        </text:list-item>
      </text:list>
      <text:p text:style-name="P44"/>
      <text:p text:style-name="P54"><text:span text:style-name="T35">2</text:span>. <text:span text:style-name="T35">Émission d’hypothèses</text:span></text:p>
      <text:list xml:id="list1605594278" text:style-name="L9">
        <text:list-item>
          <text:p text:style-name="P95">Quels systèmes ou quels moyens peuvent être utilisés ?</text:p>
        </text:list-item>
        <text:list-item>
          <text:p text:style-name="P96">Quelles vont être les différentes étapes qui permettront de secourir l’alpiniste ?</text:p>
        </text:list-item>
      </text:list>
      <text:p text:style-name="P55">(<text:span text:style-name="T36">L</text:span>es hypothèses sont noté<text:span text:style-name="T36">e</text:span>s sur la feuille par chaque élève.)</text:p>
      <text:p text:style-name="P34"><text:s/></text:p>
      <text:p text:style-name="P33">Échange collectif</text:p>
      <text:list xml:id="list845389876" text:style-name="L10">
        <text:list-item>
          <text:p text:style-name="P82">Étape 1 : un élève formule une des hypothèses trouvées.</text:p>
        </text:list-item>
        <text:list-item>
          <text:p text:style-name="P83"><text:span text:style-name="T37">Étape 2 : </text:span><text:span text:style-name="T38">projection de la 2nde vidéo S00_2_SecoursDrone_02_RickAllen.mp4. </text:span></text:p>
        </text:list-item>
      </text:list>
      <text:p text:style-name="P34"/>
      <text:list xml:id="list2892351367" text:style-name="L11">
        <text:list-header>
          <text:p text:style-name="P97">« Comment Rick Allen Bargiel a t-il été secouru ? »</text:p>
        </text:list-header>
        <text:list-item>
          <text:p text:style-name="P98">Il a été repéré grâce à un drone piloté depuis le camp de base. Ce dernier a survolé la zone correspondant au trajet prévu. Grâce au retour vidéo, l’alpiniste a été repéré puis localisé précisément. Les secours ont ensuite pu se rendre sur les lieux rapidement afin de lui porter secours.</text:p>
        </text:list-item>
      </text:list>
      <text:p text:style-name="P32"><text:s/></text:p>
      <text:h text:style-name="P65" text:outline-level="1">4. Résolution – <text:span text:style-name="T39">Analyse d’un système technique : le Drone – 40 minutes</text:span></text:h>
      <text:p text:style-name="P45"><text:span text:style-name="T31">Dans chaque groupe de 4, les élèves sont séparés en </text:span><text:span text:style-name="T32">2.</text:span></text:p>
      <text:list xml:id="list195088791" text:style-name="L12">
        <text:list-item>
          <text:p text:style-name="P92"><text:span text:style-name="T32">U</text:span><text:span text:style-name="T31">n groupe va travailler sur le « Principe de fonctionnement  du Drone ».</text:span></text:p>
          <text:p text:style-name="P92"><text:span text:style-name="T40"> </text:span><text:span text:style-name="T32">Fi</text:span><text:span text:style-name="T31">che S1-2 Activité élèves groupe 1 - Fonctionnement du drone</text:span></text:p>
        </text:list-item>
        <text:list-item>
          <text:p text:style-name="P92"><text:span text:style-name="T32">L</text:span><text:span text:style-name="T31">’autre groupe va travailler sur « Les différentes applications des Drones ».</text:span></text:p>
          <text:p text:style-name="P93"><text:span text:style-name="T40"> </text:span><text:span text:style-name="T32">Fi</text:span><text:span text:style-name="T31">che S1-2 Activité élèves groupe – Domaines application des drones.</text:span></text:p>
          <text:p text:style-name="P85"><text:span text:style-name="T33">Les élèves</text:span><text:span text:style-name="T34"> travaillent par groupe de </text:span><text:span text:style-name="T33">4</text:span><text:span text:style-name="T34">. Les échanges entre les élèves sont demandés.</text:span></text:p>
        </text:list-item>
      </text:list>
      <text:p text:style-name="P30"/>
      <text:p text:style-name="P36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Groupe 1</text:p>
            <text:p text:style-name="P16">« Principe de fonctionnement du drone »</text:p>
          </table:table-cell>
          <table:table-cell table:style-name="Tableau5.A1" office:value-type="string">
            <text:p text:style-name="P16">Groupe 2</text:p>
            <text:p text:style-name="P16">« Différentes applications du drone »</text:p>
          </table:table-cell>
        </table:table-row>
        <table:table-row>
          <table:table-cell table:style-name="Tableau5.A2" office:value-type="string">
            <text:p text:style-name="P74">Compléter la fiche de trav<text:span text:style-name="T50">ail Groupe 1 :</text:span></text:p>
            <text:p text:style-name="P74"><text:span text:style-name="T50">S00_2_SecoursDrone_FicheEleve_Gr</text:span><text:span text:style-name="T51">1</text:span><text:span text:style-name="T50">.odt</text:span></text:p>
            <text:list xml:id="list3889905651" text:style-name="L13">
              <text:list-item>
                <text:p text:style-name="P73">Quelles sont les différentes fonctions du Drone ?</text:p>
              </text:list-item>
              <text:list-item>
                <text:p text:style-name="P73">Compléter le FAST fourni.</text:p>
              </text:list-item>
              <text:list-item>
                <text:p text:style-name="P73">Comment le drone assure t-il ses déplacements ?</text:p>
              </text:list-item>
              <text:list-item>
                <text:p text:style-name="P73">Compléter la chaîne d’énergie.Compléter la fiche de travail Groupe.</text:p>
              </text:list-item>
            </text:list>
          </table:table-cell>
          <table:table-cell table:style-name="Tableau5.A2" office:value-type="string">
            <text:p text:style-name="P78"><text:span text:style-name="T20">Compléter la fiche de travail Groupe </text:span><text:span text:style-name="T19">2 :</text:span></text:p>
            <text:p text:style-name="P79"><text:span text:style-name="T21">S00_2_SecoursDrone_FicheEleve_Gr</text:span><text:span text:style-name="T22">2</text:span><text:span text:style-name="T21">.odt</text:span></text:p>
            <text:list xml:id="list3237516310" text:style-name="L14">
              <text:list-item>
                <text:p text:style-name="P77">Quelles sont les différents domaines d’application des drones ?</text:p>
              </text:list-item>
              <text:list-item>
                <text:p text:style-name="P77">Capturer des données aériennes.</text:p>
              </text:list-item>
              <text:list-item>
                <text:p text:style-name="P77">Les drones pour secourir des personnes en difficultés dans des zones difficiles d’accès.</text:p>
              </text:list-item>
              <text:list-item>
                <text:p text:style-name="P77">Les drones dans l’agriculture, dans l’architecture.</text:p>
              </text:list-item>
              <text:list-item>
                <text:p text:style-name="P77">Les drones au service du développement durable.</text:p>
              </text:list-item>
            </text:list>
          </table:table-cell>
        </table:table-row>
      </table:table>
      <text:p text:style-name="P29"/>
      <text:list xml:id="list224749391411069" text:continue-list="list2125493098" text:style-name="L8">
        <text:list-item>
          <text:p text:style-name="P84">Profiter de ce moment pour consulter le cahier d’un élève, et voir ce qu’il a fait le reste de l’année.</text:p>
        </text:list-item>
      </text:list>
      <text:h text:style-name="P66" text:outline-level="1"><text:span text:style-name="T2">5</text:span>. <text:span text:style-name="T2">Restitution </text:span>– <text:span text:style-name="T2">10 minutes</text:span></text:h>
      <text:p text:style-name="P31"><text:span text:style-name="T45">Par groupe de 4 élèves</text:span>, les élèves présentent aux 2 autres les travaux qu’ils ont effectué. <text:span text:style-name="T41">C</text:span>et échange peut permettre de compléter les réponses.</text:p>
      <text:p text:style-name="P35"/>
      <text:h text:style-name="P67" text:outline-level="1"><text:span text:style-name="T42">6. </text:span>Fin de classe – <text:span text:style-name="T42">Fin de séance</text:span></text:h>
      <text:list xml:id="list2687992313" text:style-name="L15">
        <text:list-item>
          <text:p text:style-name="P94">Les élèves ne sortent que quand ils ont fini de prendre le cours.</text:p>
        </text:list-item>
        <text:list-item>
          <text:p text:style-name="P94">Vérifier le bon état de la salle (chaise rangée, pas de papier par terre, …).</text:p>
        </text:list-item>
        <text:list-item>
          <text:p text:style-name="P94">Montrer sa présence vers la porte pour éviter le chahut lors de la sortie des élèves.</text:p>
        </text:list-item>
      </text:list>
      <text:p text:style-name="P46"/>
      <text:h text:style-name="P63" text:outline-level="1">6. Synthèse – <text:span text:style-name="T42">Début de séance 2</text:span></text:h>
      <text:p text:style-name="P99">Utiliser le document de synthèse à imprimer et à distribuer aux élèves.</text:p>
      <text:p text:style-name="P37">Fonctions techniques → Solutions techniques</text:p>
      <text:p text:style-name="P37"><text:span text:style-name="T43">Chaîne</text:span> d’énergie du drone</text:p>
      <text:p text:style-name="P37">Domaines d’application</text:p>
      <text:p text:style-name="P38">Vérifier que tous les élèves <text:span text:style-name="T46">complètent leur fi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1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28T22:47:46.997000000</dc:date>
    <meta:editing-duration>PT7H12M39S</meta:editing-duration>
    <meta:editing-cycles>52</meta:editing-cycles>
    <meta:generator>LibreOffice/6.2.3.2$Windows_X86_64 LibreOffice_project/aecc05fe267cc68dde00352a451aa867b3b546ac</meta:generator>
    <meta:document-statistic meta:table-count="7" meta:image-count="1" meta:object-count="0" meta:page-count="3" meta:paragraph-count="115" meta:word-count="945" meta:character-count="5730" meta:non-whitespace-character-count="4905"/>
    <meta:user-defined meta:name="Info 1"/>
    <meta:user-defined meta:name="Info 2"/>
    <meta:user-defined meta:name="Info 3"/>
    <meta:user-defined meta:name="Info 4"/>
  </office:meta>
</office:document-meta>
</file>